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ans Serif" svg:font-family="'San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Sans Serif" fo:font-size="12pt"/>
    </style:style>
    <style:style style:name="P2" style:family="paragraph" style:parent-style-name="Standard">
      <style:text-properties fo:color="#000000" style:font-name="Sans Serif" fo:font-size="12pt"/>
    </style:style>
    <style:style style:name="P3" style:family="paragraph" style:parent-style-name="Standard">
      <style:text-properties fo:color="#000000" style:font-name="Sans Serif" fo:font-size="12pt" style:text-underline-style="none" fo:font-weight="100"/>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Heading_20_1">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112804767360" text:id="ct94112804767360">
          <text:deletion>
            <office:change-info>
              <dc:creator>Tamino Dauth</dc:creator>
              <dc:date>2010-09-20T18:19:00</dc:date>
            </office:change-info>
            <text:h text:style-name="Heading_20_2" text:outline-level="2"/>
            <text:p text:style-name="P1"/>
          </text:deletion>
        </text:changed-region>
        <text:changed-region xml:id="ct94112805456832" text:id="ct94112805456832">
          <text:deletion>
            <office:change-info>
              <dc:creator>Tamino Dauth</dc:creator>
              <dc:date>2010-09-20T18:19:00</dc:date>
            </office:change-info>
            <text:p text:style-name="Standard">* </text:p>
          </text:deletion>
        </text:changed-region>
        <text:changed-region xml:id="ct94112805461248" text:id="ct94112805461248">
          <text:deletion>
            <office:change-info>
              <dc:creator>Tamino Dauth</dc:creator>
              <dc:date>2010-09-20T18:19:00</dc:date>
            </office:change-info>
            <text:p text:style-name="Standard">* </text:p>
          </text:deletion>
        </text:changed-region>
        <text:changed-region xml:id="ct94112805457424" text:id="ct94112805457424">
          <text:deletion>
            <office:change-info>
              <dc:creator>Tamino Dauth</dc:creator>
              <dc:date>2010-09-20T18:19:00</dc:date>
            </office:change-info>
            <text:p text:style-name="Standard">* </text:p>
          </text:deletion>
        </text:changed-region>
        <text:changed-region xml:id="ct94112804736688" text:id="ct94112804736688">
          <text:deletion>
            <office:change-info>
              <dc:creator>Tamino Dauth</dc:creator>
              <dc:date>2010-09-20T18:19:00</dc:date>
            </office:change-info>
            <text:p text:style-name="Standard">* </text:p>
          </text:deletion>
        </text:changed-region>
        <text:changed-region xml:id="ct94112804738752" text:id="ct94112804738752">
          <text:deletion>
            <office:change-info>
              <dc:creator>Tamino Dauth</dc:creator>
              <dc:date>2010-09-20T18:18:00</dc:date>
            </office:change-info>
            <text:p text:style-name="Standard">* </text:p>
          </text:deletion>
        </text:changed-region>
        <text:changed-region xml:id="ct94112804751968" text:id="ct94112804751968">
          <text:deletion>
            <office:change-info>
              <dc:creator>Tamino Dauth</dc:creator>
              <dc:date>2010-09-20T18:18:00</dc:date>
            </office:change-info>
            <text:p text:style-name="Standard">*</text:p>
          </text:deletion>
        </text:changed-region>
        <text:changed-region xml:id="ct94112804751744" text:id="ct94112804751744">
          <text:deletion>
            <office:change-info>
              <dc:creator>Tamino Dauth</dc:creator>
              <dc:date>2010-09-20T18:18:00</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ie Hochelfen</text:h>
      <text:p text:style-name="P1"/>
      <text:h text:style-name="Heading_20_2" text:outline-level="2">Herkunft</text:h>
      <text:p text:style-name="P4">Ursprünglich kommen die Hochelfen, zumindest laut ihren eigenen Legenden, aus dem Meer. Sie lebten vor langer Zeit unter Wasser, bis ein mächtiger, namenloser Kraken sie ans Land brachte.</text:p>
      <text:p text:style-name="Standard"/>
      <text:h text:style-name="Heading_20_2" text:outline-level="2">Biologie</text:h>
      <text:p text:style-name="P4">Hochelfen sind in der Regel ein wenig größer als Menschen. Sie haben spitze Ohren und keinen Bartwuchs. Ihre Kopfbehaarung wächst jedoch schneller als bei Menschen und so haben die meiste Hochelfen sehr lange Haare.</text:p>
      <text:p text:style-name="P4">Aus ihrer biologischen Natur heraus benötigen sie weniger Essen als Menschen und können nicht so viel essen, dass sie übergewichtig werden. Sie sind daher alle recht schlank, aber nicht dünn.</text:p>
      <text:p text:style-name="P4">Ihre Kraft ist beschränkt, dafür sind sie recht geschickt und sehr schnell und ausdauernd.</text:p>
      <text:p text:style-name="P4">Ihr Seh- und Hörsinn ist sehr empfindlich, jedoch haben sie einen unausgeprägten Geruchssinn. Sie sind hervorragende Schwimmer und können bereits von Geburt an schwimmen.</text:p>
      <text:p text:style-name="P4">Unter Wasser können sie außerdem problemlos überleben, da sie hinter ihren Ohren Kiemen besitzen.</text:p>
      <text:p text:style-name="P4">Ihre durchschnittliche Lebenserwartung beträgt ca. 300 Jahre und liegt damit weit über der von Menschen.</text:p>
      <text:p text:style-name="P4">Daher zeugen sie auch relativ selten Kinder. Ihr Paarungstrieb ist daher recht beschränkt.</text:p>
      <text:p text:style-name="P4">Auch die Ausschüttung von Hormonen ist wesentlich dezenter als bei Menschen, weshalb sie nur selten Gefühlsausbrüche haben.</text:p>
      <text:p text:style-name="Standard"/>
      <text:h text:style-name="Heading_20_2" text:outline-level="2">Symbolik<text:change text:change-id="ct94112804767360"/></text:h>
      <text:h text:style-name="Heading_20_3" text:outline-level="3">Orthografie</text:h>
      <text:p text:style-name="P4">Die Schrift der Hochelfen wurde wie die Sprache vereinheitlicht. Sie zeichnet sich durch kurze, kleine Zeichen aus und kann sehr schnell geschrieben werden. Sie wird von links nach rechts, zeichenweise geschrieben. Es gibt keine Satzzeichen (Interpunktion). Neue Sätze beginnen in einer neuen Zeile. Wörter werden getrennt, indem keine Bindung zwischen den Buchstaben stattfindet.</text:p>
      <text:p text:style-name="P4"/>
      <text:p text:style-name="P4">Zeichen:</text:p>
      <text:p text:style-name="P3"/>
      <text:h text:style-name="Heading_20_3" text:outline-level="3">Kleidung</text:h>
      <text:p text:style-name="P4">Die Kleidung und ihre Farben lassen meist auf den Stand des Trägers schließen. Der König trägt reines blau. Blau ist die Königsfarbe aufgrund des Meeresstabes.</text:p>
      <text:p text:style-name="P4">Magenta ist die Farbe der Neutralität. Botschafter tragen in der Regel einen Mantel dieser Farbe.</text:p>
      <text:p text:style-name="Standard"/>
      <text:h text:style-name="Heading_20_3" text:outline-level="3">Banner und Wappen</text:h>
      <text:p text:style-name="P4">Das Wappentier der Hochelfen ist der Kraken. Das Krakensymbol entstand durch die uralte Legende eines Krakens, der die Hochelfen aus dem Meer an Land brachte.</text:p>
      <text:p text:style-name="Standard"/>
      <text:p text:style-name="Standard"/>
      <text:h text:style-name="Heading_20_2" text:outline-level="2"><text:soft-page-break/>Politik</text:h>
      <text:p text:style-name="P4">Es gibt einen König, der durch sein Blut als solcher anerkannt wird. Außerdem existiert ein Parlament mit Ministern und der Kreis der Elemente (der Magierrat, in dem sich auch der König befindet). Das Heer untersteht dem König und dem Kreis, nicht dem Parlament. Das Parlament wird vom König und dem Kreis bestimmt und widmet sich ausschließlich zivilen Fragen.</text:p>
      <text:p text:style-name="P4">In Städten gibt es jeweils ein Konsulat mit einem Konsul/Beamten, der die Stadt betreffende Entscheidungen trifft.</text:p>
      <text:p text:style-name="P4">Ländliche Gegenden werden seit Reformen von Konsulen naheliegender Städten mitverwaltet. Durch diese Reformen wurden sämtliche Regionen eingeteilt, benannt und einem Konsulat zugeordnet.</text:p>
      <text:p text:style-name="P4">In der Hauptstadt ist der Palast das Konsulat und der König der Konsul.</text:p>
      <text:p text:style-name="P3"/>
      <text:h text:style-name="Heading_20_2" text:outline-level="2">Militär</text:h>
      <text:p text:style-name="P4">ZU TUN:</text:p>
      <text:p text:style-name="P4">Begriffe klären: Legion, Brigade, Batallion</text:p>
      <text:p text:style-name="P4"/>
      <text:p text:style-name="P4">Das Heer von Tfjahn untersteht dem König, jedoch wird es von einem [Begriff aus dem Buch "Der Meister" verwenden] geführt.</text:p>
      <text:p text:style-name="P4">In der Regel werden militärische Entscheidungen letztlich vom König bzw. dem Kreis der Elemente, nicht aber dem Parlament getroffen.</text:p>
      <text:p text:style-name="P4">Das Heer ist in folgende Regimenter untergliedert:</text:p>
      <text:list xml:id="list3383392944482358018" text:style-name="L1">
        <text:list-item>
          <text:p text:style-name="P5"><text:change text:change-id="ct94112805456832"/>Kavallerie</text:p>
        </text:list-item>
        <text:list-item>
          <text:p text:style-name="P5"><text:change text:change-id="ct94112805461248"/>Infanterie</text:p>
        </text:list-item>
        <text:list-item>
          <text:p text:style-name="P5"><text:change text:change-id="ct94112805457424"/>Luft (anderen Begriff)</text:p>
        </text:list-item>
        <text:list-item>
          <text:p text:style-name="P5"><text:change text:change-id="ct94112804736688"/>Armada</text:p>
        </text:list-item>
        <text:list-item>
          <text:p text:style-name="P5"><text:change text:change-id="ct94112804738752"/>Artillerie</text:p>
        </text:list-item>
        <text:list-item>
          <text:p text:style-name="P5"><text:change text:change-id="ct94112804751968"/><text:change text:change-id="ct94112804751744"/>Arkane (ein Regiment von auf den Kampf spezialisierten Zaubernden, welche nicht das gleiche Ansehen und die gleichen Machtverhältnisse wie sonstige Magier genießen - Ihre Zauberkraft ist relativ beschränkt, aber dennoch wirkunsvoll)</text:p>
        </text:list-item>
      </text:list>
      <text:p text:style-name="P4">Regimenter werden von sogenannten Kriegsführern befehligt.</text:p>
      <text:p text:style-name="P4"/>
      <text:p text:style-name="P4">Außerdem existieren Batalione (Rechtschreibung), die eine bestimmte Truppenzahl aus den einzelnen Regimentern enthalten und in der Regel zusammen Aufträge erhalten.</text:p>
      <text:p text:style-name="P4">Sprich, ein Batalion erhält einen Auftrag, den alle Mitglieder gemeinsam erledigen müssen.</text:p>
      <text:p text:style-name="P4">Batalione werden von Hohen Hauptmännern befehligt.</text:p>
      <text:p text:style-name="P4">Die Batalione sind wiederum individuell in [] unterteilt. [] werden von gewöhnlichen Hauptmännern befehligt.</text:p>
      <text:p text:style-name="Standard"/>
      <text:h text:style-name="Heading_20_3" text:outline-level="3">Waffen</text:h>
      <text:p text:style-name="P4">Die Klingen der Hochelfen sind leicht gekrümmt, was ein Symbol für die Wellen des Meeres ist.</text:p>
      <text:p text:style-name="P4">Bi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ans Serif" svg:font-family="'San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Alphabetical_20_List" style:display-name="Alphabetical List" style:family="paragraph" style:list-style-name="Numbering_20_Style_20_for_20_Alphabetical_20_Lis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Bullet_20_List" style:display-name="Bullet List" style:family="paragraph" style:list-style-name="Numbering_20_Style_20_for_20_Bullet_20_List">
      <style:text-properties fo:font-size="12pt"/>
    </style:style>
    <style:style style:name="Head_20_1" style:display-name="Head 1" style:family="paragraph" style:next-style-name="Standard" style:list-style-name="Numbering_20_Style_20_for_20_Head_20_1">
      <style:text-properties fo:font-size="20pt" fo:font-weight="bold"/>
    </style:style>
    <style:style style:name="Enumerated_20_List" style:display-name="Enumerated List" style:family="paragraph" style:list-style-name="Numbering_20_Style_20_for_20_Enumerated_20_List">
      <style:text-properties fo:font-size="12pt"/>
    </style:style>
    <style:style style:name="Head_20_2" style:display-name="Head 2" style:family="paragraph" style:next-style-name="Standard" style:list-style-name="Numbering_20_Style_20_for_20_Head_20_2">
      <style:text-properties fo:font-size="16pt" fo:font-weight="bold"/>
    </style:style>
    <style:style style:name="Head_20_3" style:display-name="Head 3" style:family="paragraph" style:next-style-name="Standard" style:list-style-name="Numbering_20_Style_20_for_20_Head_20_3">
      <style:text-properties fo:font-size="12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82cm" fo:margin-bottom="1.482cm" fo:margin-left="2.011cm" fo:margin-right="2.01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Standar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
    <meta:initial-creator>Unknown</meta:initial-creator>
    <meta:editing-cycles>6</meta:editing-cycles>
    <dc:date>2017-01-22T16:33:45.524907640</dc:date>
    <meta:creation-date>2008-08-22T11:41:04</meta:creation-date>
    <meta:editing-duration>PT33M35S</meta:editing-duration>
    <meta:document-statistic meta:table-count="0" meta:image-count="0" meta:object-count="0" meta:page-count="2" meta:paragraph-count="46" meta:word-count="602" meta:character-count="4114" meta:non-whitespace-character-count="3564"/>
  </office:meta>
</office:document-meta>
</file>